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0.75cm" fo:min-width="0.5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0.5cm" draw:shadow="hidden"/>
    </style:style>
    <style:style style:name="gr3" style:family="graphic" style:parent-style-name="objectwithoutfill">
      <style:graphic-properties draw:stroke="dash" draw:stroke-dash="Dashed_20__28_var_29_"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465a4" draw:marker-start-width="0.355cm" draw:marker-end="Arrow_20_concave" draw:marker-end-width="0.2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2.85cm" fo:min-width="18.1cm"/>
    </style:style>
    <style:style style:name="P1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5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3cm" svg:y="4cm">
          <text:p text:style-name="P2"><text:span text:style-name="T1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4cm" svg:y="4cm">
          <text:p text:style-name="P2"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22cm" svg:y="4cm">
          <text:p text:style-name="P2"><text:span text:style-name="T1">2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cm" svg:y1="2.6cm" svg:x2="14cm" svg:y2="5cm">
          <text:p/>
        </draw:line>
        <draw:connector draw:style-name="gr4" draw:text-style-name="P4" draw:layer="layout" draw:type="line" svg:x1="8.5cm" svg:y1="4.7cm" svg:x2="8.5cm" svg:y2="4cm" draw:start-shape="id1" draw:start-glue-point="0" draw:end-shape="id2" draw:end-glue-point="2" svg:d="M8500 4700v-700" svg:viewBox="0 0 1 701">
          <text:p/>
        </draw:connector>
        <draw:custom-shape draw:style-name="gr2" draw:text-style-name="P1" xml:id="id1" draw:id="id1" draw:layer="layout" svg:width="1cm" svg:height="1cm" svg:x="8cm" svg:y="4.7cm">
          <text:p text:style-name="P2"><text:span text:style-name="T1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8.6cm" svg:height="3.1cm" svg:x="4.7cm" svg:y="2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17:59:04.517178207</meta:creation-date>
    <meta:editing-cycles>1</meta:editing-cycles>
    <meta:editing-duration>P0D</meta:editing-duration>
    <meta:generator>LibreOffice/5.1.6.2$Linux_X86_64 LibreOffice_project/10m0$Build-2</meta:generator>
    <meta:document-statistic meta:object-count="26"/>
  </office:meta>
</office:document-meta>
</file>